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111in" style:contextual-spacing="false"/>
      <style:text-properties officeooo:paragraph-rsid="00255918" style:language-asian="en" style:country-asian="IN"/>
    </style:style>
    <style:style style:name="P2" style:family="paragraph" style:parent-style-name="Standard">
      <style:text-properties officeooo:rsid="0014491e" officeooo:paragraph-rsid="00203721"/>
    </style:style>
    <style:style style:name="P3" style:family="paragraph" style:parent-style-name="Standard">
      <style:text-properties officeooo:rsid="001e170c" officeooo:paragraph-rsid="001e170c"/>
    </style:style>
    <style:style style:name="P4" style:family="paragraph" style:parent-style-name="Standard">
      <style:text-properties officeooo:rsid="001e170c" officeooo:paragraph-rsid="001ec774"/>
    </style:style>
    <style:style style:name="P5" style:family="paragraph" style:parent-style-name="Standard">
      <style:text-properties officeooo:paragraph-rsid="001ec774"/>
    </style:style>
    <style:style style:name="P6" style:family="paragraph" style:parent-style-name="Standard">
      <style:text-properties officeooo:rsid="001ec774" officeooo:paragraph-rsid="001ec774"/>
    </style:style>
    <style:style style:name="P7" style:family="paragraph" style:parent-style-name="Standard">
      <style:text-properties fo:font-style="normal" officeooo:rsid="001ec774" officeooo:paragraph-rsid="001ec774" style:font-style-asian="normal" style:font-style-complex="normal"/>
    </style:style>
    <style:style style:name="P8" style:family="paragraph" style:parent-style-name="Standard">
      <style:text-properties fo:font-style="normal" officeooo:rsid="001ec774" officeooo:paragraph-rsid="00203721" style:font-style-asian="normal" style:font-style-complex="normal"/>
    </style:style>
    <style:style style:name="P9" style:family="paragraph" style:parent-style-name="Standard">
      <style:text-properties fo:font-style="normal" officeooo:rsid="002147bc" officeooo:paragraph-rsid="002147bc" style:font-style-asian="normal" style:font-style-complex="normal"/>
    </style:style>
    <style:style style:name="P10" style:family="paragraph" style:parent-style-name="Standard">
      <style:text-properties fo:font-style="normal" officeooo:rsid="002147bc" officeooo:paragraph-rsid="0022aa0f" style:font-style-asian="normal" style:font-style-complex="normal"/>
    </style:style>
    <style:style style:name="P11" style:family="paragraph" style:parent-style-name="Standard">
      <style:text-properties fo:font-style="normal" officeooo:rsid="0022aa0f" officeooo:paragraph-rsid="0022aa0f" style:font-style-asian="normal" style:font-style-complex="normal"/>
    </style:style>
    <style:style style:name="P12" style:family="paragraph" style:parent-style-name="Standard">
      <style:text-properties fo:font-style="normal" officeooo:rsid="0022aa0f" officeooo:paragraph-rsid="002556a5" style:font-style-asian="normal" style:font-style-complex="normal"/>
    </style:style>
    <style:style style:name="P13" style:family="paragraph" style:parent-style-name="Standard">
      <style:text-properties fo:font-style="normal" officeooo:rsid="0024ae1b" officeooo:paragraph-rsid="0024ae1b" style:font-style-asian="normal" style:font-style-complex="normal"/>
    </style:style>
    <style:style style:name="P14" style:family="paragraph" style:parent-style-name="Standard">
      <style:text-properties fo:font-style="normal" officeooo:rsid="0024ae1b" officeooo:paragraph-rsid="002556a5" style:font-style-asian="normal" style:font-style-complex="normal"/>
    </style:style>
    <style:style style:name="P15" style:family="paragraph" style:parent-style-name="Standard">
      <style:text-properties fo:font-style="normal" fo:font-weight="bold" officeooo:rsid="0022aa0f" officeooo:paragraph-rsid="0022aa0f" style:font-style-asian="normal" style:font-weight-asian="bold" style:font-style-complex="normal" style:font-weight-complex="bold"/>
    </style:style>
    <style:style style:name="P16" style:family="paragraph" style:parent-style-name="Standard">
      <style:text-properties officeooo:rsid="00203721" officeooo:paragraph-rsid="00203721"/>
    </style:style>
    <style:style style:name="P17" style:family="paragraph" style:parent-style-name="Standard">
      <style:text-properties officeooo:rsid="00203721" officeooo:paragraph-rsid="002147bc"/>
    </style:style>
    <style:style style:name="P18" style:family="paragraph" style:parent-style-name="Standard">
      <style:text-properties officeooo:rsid="00203721" officeooo:paragraph-rsid="0021db81"/>
    </style:style>
    <style:style style:name="P19" style:family="paragraph" style:parent-style-name="Standard">
      <style:text-properties officeooo:paragraph-rsid="002147bc"/>
    </style:style>
    <style:style style:name="P20" style:family="paragraph" style:parent-style-name="Standard">
      <style:text-properties officeooo:rsid="0024ae1b" officeooo:paragraph-rsid="0024ae1b"/>
    </style:style>
    <style:style style:name="P21" style:family="paragraph" style:parent-style-name="Standard">
      <style:text-properties officeooo:paragraph-rsid="0022aa0f"/>
    </style:style>
    <style:style style:name="P22" style:family="paragraph" style:parent-style-name="Standard">
      <style:text-properties fo:font-style="italic" officeooo:rsid="001e170c" officeooo:paragraph-rsid="001e170c" style:font-style-asian="italic" style:font-style-complex="italic"/>
    </style:style>
    <style:style style:name="P23" style:family="paragraph" style:parent-style-name="Standard">
      <style:text-properties fo:font-style="italic" officeooo:rsid="00203721" officeooo:paragraph-rsid="00203721" style:font-style-asian="italic" style:font-style-complex="italic"/>
    </style:style>
    <style:style style:name="P24" style:family="paragraph" style:parent-style-name="Standard">
      <style:text-properties fo:color="#ff0000" style:font-name="Monospace" fo:font-size="10pt" officeooo:rsid="0012a963" officeooo:paragraph-rsid="00203721" style:font-size-asian="10pt"/>
    </style:style>
    <style:style style:name="P25" style:family="paragraph" style:parent-style-name="Standard">
      <style:text-properties fo:color="#000000" style:font-name="Monospace" fo:font-size="10pt" fo:font-style="normal" officeooo:rsid="0024ae1b" officeooo:paragraph-rsid="0024ae1b" style:font-size-asian="10pt" style:font-style-asian="normal" style:font-style-complex="normal"/>
    </style:style>
    <style:style style:name="P26" style:family="paragraph" style:parent-style-name="Standard">
      <style:paragraph-properties fo:margin-left="0in" fo:margin-right="0in" fo:text-align="start" style:justify-single-word="false" fo:text-indent="0in" style:auto-text-indent="false"/>
    </style:style>
    <style:style style:name="P2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rsid="0014491e" officeooo:paragraph-rsid="0022aa0f"/>
    </style:style>
    <style:style style:name="P2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tyle="normal" officeooo:rsid="0022aa0f" officeooo:paragraph-rsid="0024ae1b" style:font-style-asian="normal" style:font-style-complex="normal"/>
    </style:style>
    <style:style style:name="P2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tyle="normal" officeooo:rsid="0024ae1b" officeooo:paragraph-rsid="0024ae1b" style:font-style-asian="normal" style:font-style-complex="normal"/>
    </style:style>
    <style:style style:name="P3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tyle="normal" fo:font-weight="bold" officeooo:rsid="0024ae1b" officeooo:paragraph-rsid="0024ae1b" style:font-style-asian="normal" style:font-weight-asian="bold" style:font-style-complex="normal" style:font-weight-complex="bold"/>
    </style:style>
    <style:style style:name="P3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tyle="normal" fo:font-weight="normal" officeooo:rsid="0024ae1b" officeooo:paragraph-rsid="0024ae1b" style:font-style-asian="normal" style:font-weight-asian="normal" style:font-style-complex="normal" style:font-weight-complex="normal"/>
    </style:style>
    <style:style style:name="P3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tyle="normal" fo:font-weight="normal" officeooo:rsid="0024ae1b" officeooo:paragraph-rsid="002556a5" style:font-style-asian="normal" style:font-weight-asian="normal" style:font-style-complex="normal" style:font-weight-complex="normal"/>
    </style:style>
    <style:style style:name="P3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Monospace" fo:font-size="10pt" style:font-size-asian="10pt"/>
    </style:style>
    <style:style style:name="P3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Monospace" fo:font-size="10pt" officeooo:paragraph-rsid="0022aa0f" style:font-size-asian="10pt"/>
    </style:style>
    <style:style style:name="P3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Monospace" fo:font-size="10pt" officeooo:paragraph-rsid="0024ae1b" style:font-size-asian="10pt"/>
    </style:style>
    <style:style style:name="P3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Monospace" fo:font-size="10pt" officeooo:rsid="0022aa0f" officeooo:paragraph-rsid="0022aa0f" style:font-size-asian="10pt"/>
    </style:style>
    <style:style style:name="P3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Monospace" fo:font-size="10pt" fo:font-style="normal" fo:font-weight="normal" officeooo:rsid="0024ae1b" officeooo:paragraph-rsid="0024ae1b" style:font-size-asian="10pt" style:font-style-asian="normal" style:font-weight-asian="normal" style:font-style-complex="normal" style:font-weight-complex="normal"/>
    </style:style>
    <style:style style:name="P3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c87d" style:font-name="Monospace" fo:font-size="10pt" style:font-size-asian="10pt"/>
    </style:style>
    <style:style style:name="P3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c87d" style:font-name="Monospace" fo:font-size="10pt" fo:font-style="normal" officeooo:rsid="0022aa0f" officeooo:paragraph-rsid="0024ae1b" style:font-size-asian="10pt" style:font-style-asian="normal" style:font-style-complex="normal"/>
    </style:style>
    <style:style style:name="P4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c87d" style:font-name="Monospace" fo:font-size="10pt" fo:font-style="normal" officeooo:rsid="0024ae1b" officeooo:paragraph-rsid="0024ae1b" style:font-size-asian="10pt" style:font-style-asian="normal" style:font-style-complex="normal"/>
    </style:style>
    <style:style style:name="P41" style:family="paragraph" style:parent-style-name="Standard">
      <style:paragraph-properties fo:text-align="center" style:justify-single-word="false"/>
      <style:text-properties fo:font-weight="bold" officeooo:rsid="001e170c" officeooo:paragraph-rsid="001e170c" style:font-weight-asian="bold" style:font-weight-complex="bold"/>
    </style:style>
    <style:style style:name="P42" style:family="paragraph" style:parent-style-name="Standard">
      <style:text-properties officeooo:rsid="001ec774" officeooo:paragraph-rsid="001ec774"/>
    </style:style>
    <style:style style:name="T1" style:family="text">
      <style:text-properties officeooo:rsid="0025a563"/>
    </style:style>
    <style:style style:name="T2" style:family="text">
      <style:text-properties fo:color="#ff0000" style:font-name="Monospace" fo:font-size="10pt" style:font-size-asian="10pt"/>
    </style:style>
    <style:style style:name="T3" style:family="text">
      <style:text-properties fo:color="#ff0000" style:font-name="Monospace" fo:font-size="10pt" officeooo:rsid="0012a963" style:font-size-asian="10pt"/>
    </style:style>
    <style:style style:name="T4" style:family="text">
      <style:text-properties fo:color="#ff0000" style:font-name="Monospace" fo:font-size="10pt" officeooo:rsid="00190e68" style:font-size-asian="10pt"/>
    </style:style>
    <style:style style:name="T5" style:family="text">
      <style:text-properties fo:color="#ff0000" style:font-name="Monospace" fo:font-size="10pt" officeooo:rsid="00203721" style:font-size-asian="10pt"/>
    </style:style>
    <style:style style:name="T6" style:family="text">
      <style:text-properties fo:color="#ff0000" style:font-name="Monospace" fo:font-size="10pt" officeooo:rsid="0022aa0f" style:font-size-asian="10pt"/>
    </style:style>
    <style:style style:name="T7" style:family="text">
      <style:text-properties fo:color="#ff0000" style:font-name="Monospace" fo:font-size="10pt" officeooo:rsid="00279ebc" style:font-size-asian="10pt"/>
    </style:style>
    <style:style style:name="T8" style:family="text">
      <style:text-properties style:text-position="super 58%"/>
    </style:style>
    <style:style style:name="T9" style:family="text">
      <style:text-properties style:text-position="super 58%" officeooo:rsid="001ec774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officeooo:rsid="001ec774" style:font-style-asian="italic" style:font-style-complex="italic"/>
    </style:style>
    <style:style style:name="T12" style:family="text">
      <style:text-properties fo:font-style="italic" officeooo:rsid="002147bc" style:font-style-asian="italic" style:font-style-complex="italic"/>
    </style:style>
    <style:style style:name="T13" style:family="text">
      <style:text-properties fo:font-style="italic" officeooo:rsid="0024ae1b" style:font-style-asian="italic" style:font-style-complex="italic"/>
    </style:style>
    <style:style style:name="T14" style:family="text">
      <style:text-properties fo:font-style="italic" officeooo:rsid="002556a5" style:font-style-asian="italic" style:font-style-complex="italic"/>
    </style:style>
    <style:style style:name="T15" style:family="text">
      <style:text-properties fo:font-style="italic" fo:font-weight="bold" style:font-style-asian="italic" style:font-weight-asian="bold" style:font-style-complex="italic" style:font-weight-complex="bold"/>
    </style:style>
    <style:style style:name="T16" style:family="text">
      <style:text-properties fo:font-style="italic" fo:font-weight="bold" officeooo:rsid="002556a5" style:font-style-asian="italic" style:font-weight-asian="bold" style:font-style-complex="italic" style:font-weight-complex="bold"/>
    </style:style>
    <style:style style:name="T17" style:family="text">
      <style:text-properties officeooo:rsid="001ec774"/>
    </style:style>
    <style:style style:name="T18" style:family="text">
      <style:text-properties fo:font-style="normal" style:font-style-asian="normal" style:font-style-complex="normal"/>
    </style:style>
    <style:style style:name="T19" style:family="text">
      <style:text-properties fo:font-style="normal" officeooo:rsid="001ec774" style:font-style-asian="normal" style:font-style-complex="normal"/>
    </style:style>
    <style:style style:name="T20" style:family="text">
      <style:text-properties fo:font-style="normal" officeooo:rsid="002147bc" style:font-style-asian="normal" style:font-style-complex="normal"/>
    </style:style>
    <style:style style:name="T21" style:family="text">
      <style:text-properties fo:font-style="normal" officeooo:rsid="0014491e" style:font-style-asian="normal" style:font-style-complex="normal"/>
    </style:style>
    <style:style style:name="T22" style:family="text">
      <style:text-properties fo:font-style="normal" officeooo:rsid="0021db81" style:font-style-asian="normal" style:font-style-complex="normal"/>
    </style:style>
    <style:style style:name="T23" style:family="text">
      <style:text-properties fo:font-style="normal" officeooo:rsid="0022aa0f" style:font-style-asian="normal" style:font-style-complex="normal"/>
    </style:style>
    <style:style style:name="T24" style:family="text">
      <style:text-properties officeooo:rsid="00203721"/>
    </style:style>
    <style:style style:name="T25" style:family="text">
      <style:text-properties officeooo:rsid="0024ae1b"/>
    </style:style>
    <style:style style:name="T26" style:family="text">
      <style:text-properties officeooo:rsid="002556a5"/>
    </style:style>
    <style:style style:name="T27" style:family="text">
      <style:text-properties officeooo:rsid="00279ebc"/>
    </style:style>
    <style:style style:name="T28" style:family="text">
      <style:text-properties style:text-underline-style="solid" style:text-underline-width="auto" style:text-und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1"><text:span text:style-name="T27">User </text:span>Manual</text:p>
      <text:p text:style-name="P3"><text:span text:style-name="T28">Instructions to execute :</text:span><text:line-break/><text:tab/><text:span text:style-name="T2">1. Set properties in config.</text:span><text:span text:style-name="T7">txt</text:span><text:span text:style-name="T2"> file.</text:span></text:p>
      <text:p text:style-name="P3"><text:span text:style-name="T16">c</text:span><text:span text:style-name="T15">onfig.</text:span><text:span text:style-name="T16">txt</text:span><text:span text:style-name="T15"> </text:span>file contains all the network properties. In order to set a proper network, set all peer server ips and their port numbers in this file. For each individual peer, mention ID for the self server. </text:p>
      <text:p text:style-name="P4"><text:tab/>e.g. <text:span text:style-name="T17">For</text:span> <text:span text:style-name="T11">i</text:span><text:span text:style-name="T8">th</text:span> Server <text:span text:style-name="T17">the config.txt will have selfID as </text:span><text:span text:style-name="T11">i</text:span><text:span text:style-name="T17">.</text:span> <text:span text:style-name="T17">and </text:span><text:span text:style-name="T10">IP</text:span><text:span text:style-name="T11">#</text:span><text:span text:style-name="T10">, <text:s/>port</text:span><text:span text:style-name="T11">#</text:span><text:span text:style-name="T10"> </text:span><text:span text:style-name="T19">will mention IP address and port number for that server. </text:span></text:p>
      <text:p text:style-name="P4"><text:tab/><text:span text:style-name="T17">i.e. for 4</text:span><text:span text:style-name="T9">th</text:span><text:span text:style-name="T17"> Server :</text:span></text:p>
      <text:p text:style-name="P4"><text:tab/><text:tab/><text:span text:style-name="T10">selfId=4</text:span></text:p>
      <text:p text:style-name="P22"><text:tab/><text:tab/>port4=1918 </text:p>
      <text:p text:style-name="P22"><text:tab/><text:tab/>IP4=10.0.0.4 </text:p>
      <text:p text:style-name="P8">Property file will have same port numbers and server IPs for all servers. However, selfID will be different for individual server. It will vary from 0 to 7 depending on server number. <text:span text:style-name="T24"><text:s/>If you are running servers on same machine, keep the IP same for all the servers but change the port number for each server.</text:span></text:p>
      <text:p text:style-name="P7"/>
      <text:p text:style-name="P7"><text:span text:style-name="T3"><text:tab/></text:span><text:span text:style-name="T2">2. S</text:span><text:span text:style-name="T3">erver</text:span></text:p>
      <text:p text:style-name="P6">Run <text:span text:style-name="T27">All the </text:span>Servers :</text:p>
      <text:p text:style-name="P6"/>
      <text:p text:style-name="P6">After setting properties in config.txt, open the terminal. <text:s/>Go to the folder location of source code <text:span text:style-name="T24">and run the server</text:span> using command<text:span text:style-name="T24">s given below</text:span>.</text:p>
      <text:p text:style-name="P16"><text:tab/><text:span text:style-name="T10">cd folder_location/</text:span></text:p>
      <text:p text:style-name="P16"><text:tab/><text:span text:style-name="T10">cd PROG2_PINGALE_SAMPADA</text:span></text:p>
      <text:p text:style-name="P23"><text:tab/>ant runserver</text:p>
      <text:p text:style-name="P16"/>
      <text:p text:style-name="P18"><text:span text:style-name="T20">The server program will then start running. </text:span><text:span text:style-name="T18">Similarly start all the 8 servers. </text:span><text:span text:style-name="T21">Server is automated hence no more </text:span><text:span text:style-name="T22">human </text:span><text:span text:style-name="T21">intervention shall be required.</text:span></text:p>
      <text:p text:style-name="P5"/>
      <text:p text:style-name="P24"/>
      <text:p text:style-name="P2"><text:tab/><text:span text:style-name="T5">3. C</text:span><text:span text:style-name="T4">lient <text:s/></text:span></text:p>
      <text:p text:style-name="P16">Run Client :</text:p>
      <text:p text:style-name="P16"/>
      <text:p text:style-name="P16">Just like the server, open another terminal and go to the folder location of source code. Execute the below given command :</text:p>
      <text:p text:style-name="P16"/>
      <text:p text:style-name="P17"><text:tab/><text:span text:style-name="T10">ant run</text:span><text:span text:style-name="T12">client<text:tab/></text:span></text:p>
      <text:p text:style-name="P17"/>
      <text:p text:style-name="P19"><text:span text:style-name="T20">The client program will then start running. </text:span><text:span text:style-name="T23">It is a menu driven program.</text:span></text:p>
      <text:p text:style-name="P26"/>
      <text:p text:style-name="P27"><text:span text:style-name="T6"><text:tab/>4</text:span><text:span text:style-name="T5">. </text:span><text:span text:style-name="T6">Operations</text:span></text:p>
      <text:p text:style-name="P10"/>
      <text:p text:style-name="P11"><text:s/>The client program will always offer 4 operation choices to the user as :</text:p>
      <text:p text:style-name="P10"/>
      <text:p text:style-name="P34">* * * * * <text:s/>MENU* * * * * *</text:p>
      <text:p text:style-name="P34">1. Put<text:tab/>2. Delete</text:p>
      <text:p text:style-name="P34">3. View<text:tab/>4. Exit</text:p>
      <text:p text:style-name="P36">Enter your choice _</text:p>
      <text:p text:style-name="P9"/>
      <text:p text:style-name="P15"><text:soft-page-break/>1. Put :</text:p>
      <text:p text:style-name="P11"/>
      <text:p text:style-name="P11"><text:tab/>This operation allows user to add one <text:span text:style-name="T10">{key, value} </text:span>pair in the <text:span text:style-name="T26">D</text:span>istributed <text:span text:style-name="T26">H</text:span>ash <text:span text:style-name="T26">T</text:span>able. After selecting this choice, the program will next accept a valid <text:span text:style-name="T10">key</text:span> i.e. a key of maximum size 24 bytes. It will keep asking a correct <text:span text:style-name="T10">key</text:span> until the size criteria is fulfilled. After getting the correct <text:span text:style-name="T10">key</text:span>, it will the ask for a valid <text:span text:style-name="T10">value. </text:span>Size criteria for <text:span text:style-name="T10">value </text:span>is 1000 bytes. After accepting <text:span text:style-name="T10">{key, value}, </text:span>the client will then try to connect to the appropriate server depending on the <text:span text:style-name="T10">key.</text:span></text:p>
      <text:p text:style-name="P12"><text:tab/>If client gets connected to the server, the put request for given <text:span text:style-name="T14">{</text:span><text:span text:style-name="T10">key, value</text:span><text:span text:style-name="T14">}</text:span><text:span text:style-name="T10"> </text:span>will be made by the <text:span text:style-name="T25">c</text:span>lient. This request will then be processed by the server. <text:span text:style-name="T25">The server will check Distributed Hash Table for the existing entry of </text:span><text:span text:style-name="T13">key.</text:span> If the key <text:span text:style-name="T25">does not exists, the server will make an entry for {</text:span><text:span text:style-name="T13">key, value</text:span><text:span text:style-name="T25">} in the Distributed Hash Table. </text:span>If the key already exists, then the new pair {<text:span text:style-name="T10">key, value</text:span>} will be discarded.</text:p>
      <text:p text:style-name="P11"/>
      <text:p text:style-name="P13">e.g. : <text:span text:style-name="T26">To </text:span>Put <text:span text:style-name="T26">the pair </text:span><text:s/>Key : Client and Value : ClientABC</text:p>
      <text:p text:style-name="P13">i.e. : put{Client, ClientABC}</text:p>
      <text:p text:style-name="P13"/>
      <text:p text:style-name="P25">* * * * * <text:s/>MENU* * * * * *</text:p>
      <text:p text:style-name="P33">1. Put<text:tab/>2. Delete</text:p>
      <text:p text:style-name="P33">3. View<text:tab/>4. Exit</text:p>
      <text:p text:style-name="P33">Enter your choice</text:p>
      <text:p text:style-name="P38">1</text:p>
      <text:p text:style-name="P33">Enter key: </text:p>
      <text:p text:style-name="P38">Client</text:p>
      <text:p text:style-name="P33">Enter value: </text:p>
      <text:p text:style-name="P38">ClientABC</text:p>
      <text:p text:style-name="P21"/>
      <text:p text:style-name="P20">(Comments in green are inputs from user)</text:p>
      <text:p text:style-name="P21"/>
      <text:p text:style-name="P15">2. Delete :</text:p>
      <text:p text:style-name="P11"/>
      <text:p text:style-name="P11"><text:tab/>This operation will allow the user to delete the {<text:span text:style-name="T10">key, value</text:span>} pair. For this operation, user will be asked to input a valid key. After taking a valid key from user, the client will request the appropriate server for deleting the pair of {<text:span text:style-name="T10">key, value</text:span>}. <text:span text:style-name="T25">If the given </text:span><text:span text:style-name="T13">key</text:span><text:span text:style-name="T25"> exists, the {</text:span><text:span text:style-name="T13">key, value</text:span><text:span text:style-name="T25">} pair will be deleted by the server from the Distributed Hash Table.</text:span></text:p>
      <text:p text:style-name="P11"/>
      <text:p text:style-name="P13">e.g. : <text:span text:style-name="T26">To </text:span>Delete <text:span text:style-name="T26">the pair for </text:span>Key : Client</text:p>
      <text:p text:style-name="P13"/>
      <text:p text:style-name="P25">* * * * * <text:s/>MENU* * * * * *</text:p>
      <text:p text:style-name="P35">1. Put<text:tab/>2. Delete</text:p>
      <text:p text:style-name="P35">3. View<text:tab/>4. Exit</text:p>
      <text:p text:style-name="P35">Enter your choice</text:p>
      <text:p text:style-name="P39">2</text:p>
      <text:p text:style-name="P33">Enter key: </text:p>
      <text:p text:style-name="P38">Client</text:p>
      <text:p text:style-name="P28"/>
      <text:p text:style-name="P29">(Comments in green are inputs from user)</text:p>
      <text:p text:style-name="P29"/>
      <text:p text:style-name="P30">3. Get</text:p>
      <text:p text:style-name="P31"/>
      <text:p text:style-name="P31"><text:tab/>This operation allows user to view <text:span text:style-name="T10">value </text:span>of an existing key. Fow this the client program will <text:soft-page-break/>accept a valid key from user. Client will then connect to the appropriate server and request for getting <text:span text:style-name="T10">value</text:span> for the <text:span text:style-name="T10">key. </text:span>The resulting value will then be sent back to the client program and displayed to the user by client. It will not remove the entry of {<text:span text:style-name="T10">key, value</text:span>} from Distributed Hash Table.</text:p>
      <text:p text:style-name="P31"/>
      <text:p text:style-name="P14">e.g. : <text:span text:style-name="T26">To get</text:span> <text:span text:style-name="T26">the value for </text:span>Key : Client</text:p>
      <text:p text:style-name="P32"/>
      <text:p text:style-name="P37">* * * * * <text:s/>MENU* * * * * *</text:p>
      <text:p text:style-name="P33">1. Put<text:tab/>2. Delete</text:p>
      <text:p text:style-name="P33">3. View<text:tab/>4. Exit</text:p>
      <text:p text:style-name="P33">Enter your choice</text:p>
      <text:p text:style-name="P38">3</text:p>
      <text:p text:style-name="P33">Enter key: </text:p>
      <text:p text:style-name="P38">Client</text:p>
      <text:p text:style-name="P30"/>
      <text:p text:style-name="P30">4. Exit</text:p>
      <text:p text:style-name="P30"/>
      <text:p text:style-name="P31"><text:tab/>This choice of operation will allow user to exit from the client program.</text:p>
      <text:p text:style-name="P31"/>
      <text:p text:style-name="P13">e.g. : Delete Key : Client</text:p>
      <text:p text:style-name="P13"/>
      <text:p text:style-name="P25">* * * * * <text:s/>MENU* * * * * *</text:p>
      <text:p text:style-name="P35">1. Put<text:tab/>2. Delete</text:p>
      <text:p text:style-name="P35">3. View<text:tab/>4. Exit</text:p>
      <text:p text:style-name="P35">Enter your choice</text:p>
      <text:p text:style-name="P40">4</text:p>
      <text:p text:style-name="P37">THANK YOU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ospace" svg:font-family="Monospace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.111in" style:contextual-spacing="false"/>
      <style:text-properties officeooo:paragraph-rsid="00255918" style:language-asian="en" style:country-asian="IN"/>
    </style:style>
    <style:style style:name="MT1" style:family="text">
      <style:text-properties officeooo:rsid="0025a563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AOS Prog Assignment #<text:span text:style-name="MT1">2</text:span><text:tab/><text:tab/><text:tab/><text:tab/><text:tab/>Ms. Sampada L. Pingale (A20361180)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3T01:19:01.514992588</meta:creation-date>
    <meta:generator>LibreOffice/4.2.8.2$Linux_X86_64 LibreOffice_project/420m0$Build-2</meta:generator>
    <dc:date>2015-10-13T19:31:36.244603748</dc:date>
    <meta:editing-duration>PT1H12M14S</meta:editing-duration>
    <meta:editing-cycles>10</meta:editing-cycles>
    <meta:document-statistic meta:table-count="0" meta:image-count="0" meta:object-count="0" meta:page-count="3" meta:paragraph-count="73" meta:word-count="772" meta:character-count="4049" meta:non-whitespace-character-count="3304"/>
  </office:meta>
</office:document-meta>
</file>